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roman" svg:panose-1="0 0 0 0 0 0 0 0 0 0"/>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language="en" fo:country="US"/>
    </style:style>
    <style:style style:name="P2" style:parent-style-name="Standard" style:family="paragraph">
      <style:text-properties fo:language="en" fo:country="US"/>
    </style:style>
    <style:style style:name="P3" style:parent-style-name="Standard" style:family="paragraph">
      <style:text-properties fo:language="en" fo:country="US"/>
    </style:style>
    <style:style style:name="P4" style:parent-style-name="Standard" style:family="paragraph">
      <style:text-properties fo:language="en" fo:country="US"/>
    </style:style>
    <style:style style:name="P5" style:parent-style-name="Standard" style:family="paragraph">
      <style:text-properties fo:language="en" fo:country="US"/>
    </style:style>
    <style:style style:name="P6" style:parent-style-name="Standard" style:family="paragraph">
      <style:text-properties fo:language="en" fo:country="US"/>
    </style:style>
    <style:style style:name="P7" style:parent-style-name="Standard" style:family="paragraph">
      <style:text-properties fo:language="en" fo:country="US"/>
    </style:style>
    <style:style style:name="P8" style:parent-style-name="Standard" style:family="paragraph">
      <style:text-properties fo:language="en" fo:country="US"/>
    </style:style>
    <style:style style:name="P9" style:parent-style-name="Standard" style:family="paragraph">
      <style:text-properties fo:language="en" fo:country="US"/>
    </style:style>
    <style:style style:name="P10" style:parent-style-name="Standard" style:family="paragraph">
      <style:text-properties fo:language="en" fo:country="US"/>
    </style:style>
    <style:style style:name="P11" style:parent-style-name="Standard" style:family="paragraph">
      <style:text-properties fo:language="en" fo:country="US"/>
    </style:style>
    <style:style style:name="P12" style:parent-style-name="Standard" style:family="paragraph">
      <style:text-properties fo:language="en" fo:country="US"/>
    </style:style>
    <style:style style:name="P13" style:parent-style-name="Standard" style:family="paragraph">
      <style:text-properties fo:language="en" fo:country="US"/>
    </style:style>
    <style:style style:name="P14" style:parent-style-name="Standard" style:family="paragraph">
      <style:text-properties fo:language="en" fo:country="US"/>
    </style:style>
    <style:style style:name="P15" style:parent-style-name="Standard" style:family="paragraph">
      <style:text-properties fo:language="en" fo:country="US"/>
    </style:style>
    <style:style style:name="P16" style:parent-style-name="Standard" style:family="paragraph">
      <style:text-properties fo:language="en" fo:country="US"/>
    </style:style>
    <style:style style:name="P17" style:parent-style-name="Standard" style:family="paragraph">
      <style:text-properties fo:language="en" fo:country="US"/>
    </style:style>
    <style:style style:name="P18" style:parent-style-name="Standard" style:family="paragraph">
      <style:text-properties fo:language="en" fo:country="US"/>
    </style:style>
    <style:style style:name="P19" style:parent-style-name="Standard" style:family="paragraph">
      <style:text-properties fo:language="en" fo:country="US"/>
    </style:style>
    <style:style style:name="P20" style:parent-style-name="Standard" style:family="paragraph">
      <style:text-properties fo:language="en" fo:country="US"/>
    </style:style>
    <style:style style:name="P21" style:parent-style-name="Standard" style:family="paragraph">
      <style:text-properties fo:language="en" fo:country="US"/>
    </style:style>
    <style:style style:name="P22" style:parent-style-name="Standard" style:family="paragraph">
      <style:text-properties fo:language="en" fo:country="US"/>
    </style:style>
    <style:style style:name="P23" style:parent-style-name="Standard" style:family="paragraph">
      <style:text-properties fo:language="en" fo:country="US"/>
    </style:style>
    <style:style style:name="P24" style:parent-style-name="Standard" style:family="paragraph">
      <style:text-properties fo:language="en" fo:country="US"/>
    </style:style>
    <style:style style:name="P25" style:parent-style-name="Standard" style:family="paragraph">
      <style:text-properties fo:language="en" fo:country="US"/>
    </style:style>
    <style:style style:name="P26" style:parent-style-name="Standard" style:family="paragraph">
      <style:text-properties fo:language="en" fo:country="US"/>
    </style:style>
    <style:style style:name="P27" style:parent-style-name="Standard" style:family="paragraph">
      <style:text-properties fo:language="en" fo:country="US"/>
    </style:style>
  </office:automatic-styles>
  <office:body>
    <office:text text:use-soft-page-breaks="true">
      <text:p text:style-name="P1">Good morning! My name is Kevin and I have one question for you. Do you<text:s/>like basketball? Because I am here to talk to you about NBA page.<text:s/>NBA acronym mean National Basketball Association and this is the website (enseñar URL)</text:p>
      <text:p text:style-name="P2"/>
      <text:p text:style-name="P3">I will start with the main page, this is how yesterday looks. On the top side it has a search bar and the next games.<text:s/>If we enter to the website right now, we can see the results of the matches.<text:s/>Well, in this bar we have scores, news, video, stats…For example, on Players you can search your favorite player, I search for you Lebron James one of the most popular basketball players it compared his number this season and all his own career stats. It had height and weight, age and it have no college because Lebron was the last player that joined from high school<text:s/>now the rule specify all players need join from University.</text:p>
      <text:p text:style-name="P4"/>
      <text:p text:style-name="P5">Let’s now<text:s/>turn to<text:s/>standings page it show eastern results and western conference.<text:s/>NBA league stay on the middle of season and this is all results of every team. We can see how much wins and lose<text:s/>also last ten matches and strike.<text:s/>Please, someone<text:s/>tell me our favorite team, X team.<text:s/>(HABLAR RESULTADOS EQUIPO)</text:p>
      <text:p text:style-name="P6"/>
      <text:p text:style-name="P7">Turning our attention now to ALL-STAR , every year NBA organized a weekend with contest, like 3point or skill. People around the world vote your favorite player and ALL-STAR game is played on Sunday with<text:s/></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Final, opinion personal: Lo que no me gusta de la pagina es que tiene mucha propaganda, es las fotos no hemos visto porque he gastado addblock pero sin usarlo la pagian se ve asi: FOTO DE LA PAG. Para ser una pagina oficial tiene demasiada propaganda</text:p>
      <text:p text:style-name="P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roman" svg:panose-1="0 0 0 0 0 0 0 0 0 0"/>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evin</meta:initial-creator>
    <dc:creator>Kevin Rosales Martinez</dc:creator>
    <meta:creation-date>2020-02-12T20:27:00Z</meta:creation-date>
    <dc:date>2020-02-12T22:09:00Z</dc:date>
    <meta:template xlink:href="Normal.dotm" xlink:type="simple"/>
    <meta:editing-cycles>7</meta:editing-cycles>
    <meta:editing-duration>PT5520S</meta:editing-duration>
    <meta:document-statistic meta:page-count="1" meta:paragraph-count="3" meta:word-count="251" meta:character-count="1630" meta:row-count="11" meta:non-whitespace-character-count="1382"/>
  </office:meta>
</office:document-meta>
</file>